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bae87" officeooo:paragraph-rsid="000bae87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bae87" officeooo:paragraph-rsid="000bae8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ae87" officeooo:paragraph-rsid="000bae87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0d065a" officeooo:paragraph-rsid="000d065a" style:font-size-asian="14pt" style:font-size-complex="16pt"/>
    </style:style>
    <style:style style:name="P5" style:family="paragraph" style:parent-style-name="Standard">
      <style:paragraph-properties fo:text-align="center" style:justify-single-word="false" fo:break-before="page"/>
      <style:text-properties fo:font-size="40pt" officeooo:rsid="000bae87" officeooo:paragraph-rsid="000bae87" style:font-size-asian="35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G1120 - DataStruct</text:p>
      <text:p text:style-name="P2"/>
      <text:p text:style-name="P2">Notes by Bryce Tuppurainen</text:p>
      <text:p text:style-name="P2"/>
      <text:p text:style-name="P5">Lecture 1</text:p>
      <text:p text:style-name="P3"/>
      <text:p text:style-name="P4">2-Hr 10am Lecture (only partially recorded) Mondays</text:p>
      <text:p text:style-name="P4"/>
      <text:p text:style-name="P4">2-Hr 1pm Workshop ES409 Thursdays</text:p>
      <text:p text:style-name="P4"/>
      <text:p text:style-name="P4">Lecturer: <text:a xlink:type="simple" xlink:href="mailto:daniel.p.bell@newcastle.edu.au" text:style-name="Internet_20_link" text:visited-style-name="Visited_20_Internet_20_Link">daniel.p.bell@newcastle.edu.au</text:a></text:p>
      <text:p text:style-name="P4"/>
      <text:p text:style-name="P4">g++ -o base_name -std=c++98 file_name – COMPILE</text:p>
      <text:p text:style-name="P4"/>
      <text:p text:style-name="P4">./base_name – RU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42:43.069687117</meta:creation-date>
    <dc:date>2021-02-24T16:46:40.026746246</dc:date>
    <meta:editing-duration>PT53M46S</meta:editing-duration>
    <meta:editing-cycles>1</meta:editing-cycles>
    <meta:document-statistic meta:table-count="0" meta:image-count="0" meta:object-count="0" meta:page-count="2" meta:paragraph-count="8" meta:word-count="31" meta:character-count="244" meta:non-whitespace-character-count="219"/>
    <meta:generator>LibreOffice/6.4.6.2$Linux_X86_64 LibreOffice_project/40$Build-2</meta:generator>
  </office:meta>
</office:document-meta>
</file>